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text-properties officeooo:rsid="0028ab07" officeooo:paragraph-rsid="0028ab07"/>
    </style:style>
    <style:style style:name="P2" style:family="paragraph" style:parent-style-name="Standard">
      <style:text-properties fo:font-style="normal" officeooo:rsid="002f4b0f" officeooo:paragraph-rsid="002c8298" style:font-style-asian="normal" style:font-style-complex="normal"/>
    </style:style>
    <style:style style:name="P3" style:family="paragraph" style:parent-style-name="Standard">
      <style:text-properties fo:font-style="normal" officeooo:rsid="002f4b0f" officeooo:paragraph-rsid="002f4b0f" style:font-style-asian="normal" style:font-style-complex="normal"/>
    </style:style>
    <style:style style:name="P4" style:family="paragraph" style:parent-style-name="Standard">
      <style:paragraph-properties fo:text-align="end" style:justify-single-word="false"/>
      <style:text-properties fo:font-style="normal" officeooo:rsid="002adec9" officeooo:paragraph-rsid="0028ab07" style:font-style-asian="normal" style:font-style-complex="normal"/>
    </style:style>
    <style:style style:name="P5" style:family="paragraph" style:parent-style-name="Standard">
      <style:text-properties officeooo:rsid="00312375" officeooo:paragraph-rsid="00312375"/>
    </style:style>
    <style:style style:name="P6" style:family="paragraph" style:parent-style-name="Text_20_body">
      <style:text-properties officeooo:rsid="0039e0fd" officeooo:paragraph-rsid="0039e0fd"/>
    </style:style>
    <style:style style:name="P7" style:family="paragraph" style:parent-style-name="Text_20_body">
      <style:text-properties officeooo:rsid="003e2480" officeooo:paragraph-rsid="003e2480"/>
    </style:style>
    <style:style style:name="P8" style:family="paragraph" style:parent-style-name="Standard">
      <style:text-properties officeooo:rsid="002c8298" officeooo:paragraph-rsid="002c8298"/>
    </style:style>
    <style:style style:name="P9" style:family="paragraph" style:parent-style-name="Text_20_body">
      <style:text-properties officeooo:rsid="003907e0" officeooo:paragraph-rsid="005a72d6"/>
    </style:style>
    <style:style style:name="P10" style:family="paragraph" style:parent-style-name="Heading_20_1" style:master-page-name="MP0">
      <style:paragraph-properties style:page-number="auto" fo:break-before="page"/>
    </style:style>
    <style:style style:name="P11" style:family="paragraph" style:parent-style-name="Heading_20_1">
      <style:text-properties officeooo:rsid="00271926" officeooo:paragraph-rsid="00271926"/>
    </style:style>
    <style:style style:name="P12" style:family="paragraph" style:parent-style-name="Heading_20_2">
      <style:text-properties officeooo:rsid="003891cb" officeooo:paragraph-rsid="003891cb"/>
    </style:style>
    <style:style style:name="P13" style:family="paragraph" style:parent-style-name="Standard">
      <style:text-properties fo:font-style="normal" officeooo:rsid="002f4b0f" officeooo:paragraph-rsid="002c8298"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3bd1a2" style:font-style-asian="italic" style:font-style-complex="italic"/>
    </style:style>
    <style:style style:name="T3" style:family="text">
      <style:text-properties fo:font-style="italic" officeooo:rsid="0040278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05bd" style:font-style-asian="normal" style:font-style-complex="normal"/>
    </style:style>
    <style:style style:name="T6" style:family="text">
      <style:text-properties fo:font-style="normal" officeooo:rsid="002aa706" style:font-style-asian="normal" style:font-style-complex="normal"/>
    </style:style>
    <style:style style:name="T7" style:family="text">
      <style:text-properties fo:font-style="normal" officeooo:rsid="002adec9" style:font-style-asian="normal" style:font-style-complex="normal"/>
    </style:style>
    <style:style style:name="T8" style:family="text">
      <style:text-properties fo:font-style="normal" officeooo:rsid="002dcaee" style:font-style-asian="normal" style:font-style-complex="normal"/>
    </style:style>
    <style:style style:name="T9" style:family="text">
      <style:text-properties fo:font-style="normal" officeooo:rsid="002f4b0f" style:font-style-asian="normal" style:font-style-complex="normal"/>
    </style:style>
    <style:style style:name="T10" style:family="text">
      <style:text-properties fo:font-style="normal" officeooo:rsid="0032290e" style:font-style-asian="normal" style:font-style-complex="normal"/>
    </style:style>
    <style:style style:name="T11" style:family="text">
      <style:text-properties fo:font-style="normal" officeooo:rsid="00340b69" style:font-style-asian="normal" style:font-style-complex="normal"/>
    </style:style>
    <style:style style:name="T12" style:family="text">
      <style:text-properties fo:font-style="normal" officeooo:rsid="0036ffec" style:font-style-asian="normal" style:font-style-complex="normal"/>
    </style:style>
    <style:style style:name="T13" style:family="text">
      <style:text-properties fo:font-style="normal" officeooo:rsid="003b9934" style:font-style-asian="normal" style:font-style-complex="normal"/>
    </style:style>
    <style:style style:name="T14" style:family="text">
      <style:text-properties fo:font-style="normal" officeooo:rsid="003bd1a2" style:font-style-asian="normal" style:font-style-complex="normal"/>
    </style:style>
    <style:style style:name="T15" style:family="text">
      <style:text-properties fo:font-style="normal" officeooo:rsid="003d21b7" style:font-style-asian="normal" style:font-style-complex="normal"/>
    </style:style>
    <style:style style:name="T16" style:family="text">
      <style:text-properties fo:font-style="normal" officeooo:rsid="003f4ca3" style:font-style-asian="normal" style:font-style-complex="normal"/>
    </style:style>
    <style:style style:name="T17" style:family="text">
      <style:text-properties fo:font-style="normal" officeooo:rsid="00402787" style:font-style-asian="normal" style:font-style-complex="normal"/>
    </style:style>
    <style:style style:name="T18" style:family="text">
      <style:text-properties fo:font-style="normal" officeooo:rsid="00420f6e" style:font-style-asian="normal" style:font-style-complex="normal"/>
    </style:style>
    <style:style style:name="T19" style:family="text">
      <style:text-properties fo:font-style="normal" officeooo:rsid="0047d954" style:font-style-asian="normal" style:font-style-complex="normal"/>
    </style:style>
    <style:style style:name="T20" style:family="text">
      <style:text-properties fo:font-style="normal" officeooo:rsid="004e9a47" style:font-style-asian="normal" style:font-style-complex="normal"/>
    </style:style>
    <style:style style:name="T21" style:family="text">
      <style:text-properties fo:font-style="normal" officeooo:rsid="00512621" style:font-style-asian="normal" style:font-style-complex="normal"/>
    </style:style>
    <style:style style:name="T22" style:family="text">
      <style:text-properties fo:font-style="normal" officeooo:rsid="00535a54" style:font-style-asian="normal" style:font-style-complex="normal"/>
    </style:style>
    <style:style style:name="T23" style:family="text">
      <style:text-properties fo:font-style="normal" officeooo:rsid="0054b98d" style:font-style-asian="normal" style:font-style-complex="normal"/>
    </style:style>
    <style:style style:name="T24" style:family="text">
      <style:text-properties fo:font-style="normal" officeooo:rsid="005a72d6" style:font-style-asian="normal" style:font-style-complex="normal"/>
    </style:style>
    <style:style style:name="T25" style:family="text">
      <style:text-properties fo:font-style="normal" officeooo:rsid="00612201" style:font-style-asian="normal" style:font-style-complex="normal"/>
    </style:style>
    <style:style style:name="T26" style:family="text">
      <style:text-properties officeooo:rsid="00271926"/>
    </style:style>
    <style:style style:name="T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2f4b0f" style:text-blinking="false" fo:background-color="transparent" loext:char-shading-value="0" style:font-style-asian="normal" style:font-style-complex="normal"/>
    </style:style>
    <style:style style:name="T28" style:family="text">
      <style:text-properties officeooo:rsid="004a1132"/>
    </style:style>
    <style:style style:name="T29" style:family="text">
      <style:text-properties officeooo:rsid="00526a8e"/>
    </style:style>
    <style:style style:name="T30" style:family="text">
      <style:text-properties officeooo:rsid="0052dd89"/>
    </style:style>
    <style:style style:name="T31" style:family="text">
      <style:text-properties officeooo:rsid="005ed0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art <text:span text:style-name="T26">3</text:span>, Chapter 1</text:h>
      <text:h text:style-name="P11" text:outline-level="1">Self-Custody Security Basics</text:h>
      <text:p text:style-name="P1"><text:span text:style-name="T5">T</text:span><text:span text:style-name="T4">he beauty of cryptocurrency is self-sovereignty. The ability to truly hold your own money, rather than trusting a third party, reduces the sort of counterparty risk </text:span><text:span text:style-name="T6">we encounter in the traditional banking system. If you hold the keys to your own Bitcoin, Ether, or other coins – you are the rightful owner, and can spend at any time without asking for permission. Many of us are used to a world where we can access our money at any time, with minimal restrictions on purchases and transfers. But this is not always the case – many in the world are at risk of having bank accounts seized, transactions stopped, and other restrictions </text:span><text:span text:style-name="T25">placed </text:span><text:span text:style-name="T6">on their financial freedom. </text:span><text:span text:style-name="T7">Decentralized digital currencies have no such restrictions. </text:span></text:p>
      <text:p text:style-name="P4"/>
      <text:p text:style-name="P8"><text:span text:style-name="T7">I</text:span><text:span text:style-name="T4">n some respects, cryptocurrency exchanges or custodial wallets mirror the relationship we </text:span><text:span text:style-name="T8">have with traditional banks. In this model, we relegate control of the actual keys to the custodian. When we need to send coins from our account, they ensure that we have the right amo</text:span><text:span text:style-name="T9">unt in their database, then sign the actual blockchain transaction with their keys. In this model, the end user doesn’t have direct access to the private keys used for signing. Instead, we trade self-sovereignty for convenience. Since exchange accounts usually have a username, password, and 2FA like any other online account, this level of technology is more accessible for many users. Although trusting an exchange involves some level of risk, the overall security posture of a reputable exchange may be higher than what an end-user can attain. If you’re unsure of how to hold your private keys altogether, it’s better to let cybersecurity and crypto experts handle that work for you. </text:span><text:span text:style-name="T27">It's worthwhile to do some reading on any exchange you choose to use – get an idea of how long they have been in business, any major issues they have had, and how </text:span><text:soft-page-break/><text:span text:style-name="T27">those issues were handled before using them for large amounts of money. </text:span></text:p>
      <text:p text:style-name="P2"/>
      <text:p text:style-name="P2">That said, the ultimate security and self-sovereignty in crypto comes from learning to manage your own private keys. In this model, you and you alone are responsible for <text:span text:style-name="T28">the safety of </text:span>your <text:span text:style-name="T28">crypto</text:span>. When done properly, self-custody of keys will yield the highest level of security for any given user. There’s no trust that must be given to a third party. Generally, an end user is a smaller target for theft than a major exchange. And ultimatel<text:span text:style-name="T31">y, </text:span>no authority can decide what you do with that money. There’s no way for someone to censor a transaction coming from a self-custody wallet. You have the power to send that money to anyone, anywhere in the world, at any time – just a transaction signature away.</text:p>
      <text:p text:style-name="P3"/>
      <text:p text:style-name="P5"><text:span text:style-name="T4">This model does come with serious risks, however. Learning to secure keys against the </text:span><text:span text:style-name="T20">countless </text:span><text:span text:style-name="T4">threats and user errors out there does involve </text:span><text:span text:style-name="T10">dedicated study and mindfulness. </text:span><text:span text:style-name="T11">The next chapters will dive into the secure management of cryptocurrency private keys, for various wallets you are likely to encounter. First, we’ll discuss the types of self-custody wallets available, and look at their pros and cons. Next, we’ll dive into the security of hot wallets – the kind you’ll have on a PC or mobile phone. Finally, we’ll discuss cold wallets, w</text:span><text:span text:style-name="T21">hich are </text:span><text:span text:style-name="T11">generally the highest level of security. All of this will be discussed with a focus on common pitfalls, practical security tips, and an emphasis on </text:span><text:span text:style-name="T12">why we want to follow these practices. </text:span></text:p>
      <text:h text:style-name="P12" text:outline-level="2" text:is-list-header="true">The Importance of <text:span text:style-name="T29">Crypto Asset </text:span>Private Key Management</text:h>
      <text:p text:style-name="P9">This may seem obvious to some readers of this book already, but it is still worth saying: <text:span text:style-name="T30">y</text:span>our private keys control <text:span text:style-name="T1">everything</text:span><text:span text:style-name="T4"> in the cryptocurrency world. </text:span><text:span text:style-name="T24">Throughout these chapters, we’ll be using the terms private key and seed phrase interchangeably even though these are slightly different formats, because losing either to an attacker has the same result.</text:span><text:span text:style-name="T4"> Whoever has access to the keys </text:span><text:soft-page-break/><text:span text:style-name="T4">has unfettered access to all of </text:span><text:span text:style-name="T18">your </text:span><text:span text:style-name="T4">assets.</text:span><text:span text:style-name="T24"> </text:span><text:span text:style-name="T4">Losing your crypto keys is not the same thing as losing a password. If you lose a password, someone may temporarily access your account until you can lock it, call customer support, or take some other action to restore your account. If you</text:span><text:span text:style-name="T22">r seed phrase is compromised</text:span><text:span text:style-name="T4">, however, the attacker </text:span><text:span text:style-name="T23">can, and likely </text:span><text:span text:style-name="T4">will</text:span><text:span text:style-name="T23">,</text:span><text:span text:style-name="T4"> immediately transfer all coins and tokens to their own addresses. Crypto transactions are irreversible by design, and that means your money is gone – period. </text:span></text:p>
      <text:p text:style-name="P6"><text:span text:style-name="T4">The higher consequences of losing keys means we should treat them with special care, beyond what we might do with critical passwords. </text:span><text:span text:style-name="T13">Avoiding theft is important, of course. We don’t want any unauthorized users to gain access to the keys and therefore all of our money. </text:span><text:span text:style-name="T14">But outside attackers aren’t the only threat to the safety of our digital assets. Key </text:span><text:span text:style-name="T2">loss</text:span><text:span text:style-name="T14"> is as important to protect against as key </text:span><text:span text:style-name="T2">theft.</text:span><text:span text:style-name="T14"> </text:span><text:span text:style-name="T15">There’s no “forgot password” feature for self-custody crypto wallets. If you lose the key data, you lose access to the coins permanently. </text:span></text:p>
      <text:p text:style-name="P7"><text:span text:style-name="T15">A</text:span><text:span text:style-name="T4">s part of our plan for security, we will approach both the risks of </text:span><text:span text:style-name="T16">key theft and key loss. Protecting keys from unauthorized access by ensuring proper storage will prevent attackers from taking the juicy reward sitting in our wallets. Protecting keys from loss will prevent our own mistakes or outside forces of nature from rendering our coins permanently inaccessible. </text:span><text:span text:style-name="T17">Proper backups of the key data matter for both of these threats. Exactly how we store our keys makes all the difference in our overall security posture. </text:span><text:span text:style-name="T19">How we back up our keys will vary depending on the type of wallet used to generate the keys in the first place, and what our overall threat model looks lik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1T17:09:37.013000000</dc:date>
    <meta:editing-cycles>74</meta:editing-cycles>
    <meta:editing-duration>PT5H45M13S</meta:editing-duration>
    <meta:document-statistic meta:table-count="0" meta:image-count="0" meta:object-count="0" meta:page-count="3" meta:paragraph-count="10" meta:word-count="941" meta:character-count="5609" meta:non-whitespace-character-count="4666"/>
    <meta:template xlink:type="simple" xlink:actuate="onRequest" xlink:title="" xlink:href="Normal.dotm"/>
  </office:meta>
</office:document-meta>
</file>